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" style:parent-style-name="ListeParagraf" style:list-style-name="LFO1" style:family="paragraph">
      <style:paragraph-properties fo:text-align="justify"/>
      <style:text-properties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/>
    </style:style>
    <style:style style:name="T7" style:parent-style-name="VarsayılanParagrafYazıTipi" style:family="text">
      <style:text-properties fo:font-size="12pt" style:font-size-asian="12pt" style:font-size-complex="12pt"/>
    </style:style>
    <style:style style:name="T8" style:parent-style-name="VarsayılanParagrafYazıTipi" style:family="text">
      <style:text-properties fo:font-size="14pt" style:font-size-asian="14pt" style:font-size-complex="14pt"/>
    </style:style>
    <style:style style:name="P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/>
    </style:style>
    <style:style style:name="T12" style:parent-style-name="VarsayılanParagrafYazıTipi" style:family="text">
      <style:text-properties fo:font-size="12pt" style:font-size-asian="12pt" style:font-size-complex="12pt"/>
    </style:style>
    <style:style style:name="T13" style:parent-style-name="VarsayılanParagrafYazıTipi" style:family="text">
      <style:text-properties fo:font-size="14pt" style:font-size-asian="14pt" style:font-size-complex="14pt"/>
    </style:style>
    <style:style style:name="P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size="12pt" style:font-size-asian="12pt" style:font-size-complex="12pt"/>
    </style:style>
  </office:automatic-styles>
  <office:body>
    <office:text text:use-soft-page-breaks="true">
      <text:p text:style-name="P1">PROJECT REPORT</text:p>
      <text:p text:style-name="P2"/>
      <text:list text:style-name="LFO1" text:continue-numbering="true">
        <text:list-item>
          <text:p text:style-name="P3">Introduction</text:p>
        </text:list-item>
      </text:list>
      <text:p text:style-name="P4">First of all, I had problems creating the pieces and the moving mechanism. And of course, the algorithm that would show the next piece was also challenging.</text:p>
      <text:p text:style-name="P5"/>
      <text:p text:style-name="P6"><text:span text:style-name="T7"><text:s text:c="7"/></text:span><text:span text:style-name="T8">2. Methodology and Implementation</text:span></text:p>
      <text:p text:style-name="P9">Thereupon, I decided to use the ncurses library and managed to solve these problems by using a lot of cases and memcpy() inside them. I also had to write a makefile because we had to compile it via the terminal. All of these stages were new to me. After defining the boundaries of the game by setting a width and height value at the beginning, I was able to direct the tetrominoes I defined at the beginning of the code by using + or - in the memcpy function. Additionally, as you can see in the game, there is a level logic based on the acceleration of the parts and we can keep score.</text:p>
      <text:p text:style-name="P10"><text:s text:c="3"/></text:p>
      <text:p text:style-name="P11"><text:span text:style-name="T12"><text:s text:c="5"/></text:span><text:span text:style-name="T13">3. Conclusion</text:span></text:p>
      <text:p text:style-name="P14">As a result, I think it offers a basic but efficient Tetris game performance, even though no colors or box elements are added directly to the code.</text:p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berk Özkan</meta:initial-creator>
    <dc:creator>Ayberk Özkan</dc:creator>
    <meta:creation-date>2024-01-04T19:15:00Z</meta:creation-date>
    <dc:date>2024-01-04T19:15:00Z</dc:date>
    <meta:template xlink:href="Normal.dotm" xlink:type="simple"/>
    <meta:editing-cycles>1</meta:editing-cycles>
    <meta:editing-duration>PT0S</meta:editing-duration>
    <meta:document-statistic meta:page-count="1" meta:paragraph-count="1" meta:word-count="147" meta:character-count="987" meta:row-count="7" meta:non-whitespace-character-count="841"/>
  </office:meta>
</office:document-meta>
</file>